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erif" svg:font-family="'Noto Serif'" style:font-family-generic="roman"/>
    <style:font-face style:name="Droid Sans Devanagari1" svg:font-family="'Droid Sans Devanagari'" style:font-family-generic="swiss"/>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b6e9" style:font-size-asian="9pt" style:font-weight-asian="bold" style:font-size-complex="9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officeooo:paragraph-rsid="0014b7ae"/>
    </style:style>
    <style:style style:name="P4" style:family="paragraph" style:parent-style-name="Standard">
      <style:text-properties style:font-name="Liberation Sans" officeooo:rsid="000c1acd" officeooo:paragraph-rsid="0014b7ae"/>
    </style:style>
    <style:style style:name="P5" style:family="paragraph" style:parent-style-name="Standard">
      <style:text-properties style:font-name="Liberation Sans" officeooo:rsid="004570dc" officeooo:paragraph-rsid="004570dc"/>
    </style:style>
    <style:style style:name="P6" style:family="paragraph" style:parent-style-name="Standard">
      <style:text-properties style:font-name="Liberation Sans" officeooo:rsid="00119357" officeooo:paragraph-rsid="00119357"/>
    </style:style>
    <style:style style:name="P7" style:family="paragraph" style:parent-style-name="Standard">
      <style:text-properties style:font-name="Liberation Sans" officeooo:rsid="00587c6c" officeooo:paragraph-rsid="00587c6c"/>
    </style:style>
    <style:style style:name="P8" style:family="paragraph" style:parent-style-name="Standard">
      <style:text-properties style:font-name="Liberation Sans" fo:font-style="normal" officeooo:rsid="00587c6c" officeooo:paragraph-rsid="00587c6c" style:font-style-asian="normal" style:font-style-complex="normal"/>
    </style:style>
    <style:style style:name="P9" style:family="paragraph" style:parent-style-name="Standard">
      <style:text-properties style:font-name="Liberation Sans" fo:font-style="normal" officeooo:rsid="005c92b8" officeooo:paragraph-rsid="005c92b8" style:font-style-asian="normal" style:font-style-complex="normal"/>
    </style:style>
    <style:style style:name="P10" style:family="paragraph" style:parent-style-name="Standard">
      <style:text-properties style:font-name="Liberation Sans" officeooo:rsid="005abd6d" officeooo:paragraph-rsid="005abd6d"/>
    </style:style>
    <style:style style:name="P11" style:family="paragraph" style:parent-style-name="Standard">
      <style:text-properties style:font-name="Liberation Sans" officeooo:rsid="005c92b8" officeooo:paragraph-rsid="005c92b8"/>
    </style:style>
    <style:style style:name="P12" style:family="paragraph" style:parent-style-name="Standard">
      <style:text-properties style:font-name="Liberation Sans" officeooo:rsid="00639881" officeooo:paragraph-rsid="00639881"/>
    </style:style>
    <style:style style:name="P13" style:family="paragraph" style:parent-style-name="Standard">
      <style:text-properties officeooo:paragraph-rsid="00587c6c"/>
    </style:style>
    <style:style style:name="P14" style:family="paragraph" style:parent-style-name="Standard">
      <style:text-properties officeooo:paragraph-rsid="005c92b8"/>
    </style:style>
    <style:style style:name="P15" style:family="paragraph" style:parent-style-name="Standard">
      <style:text-properties officeooo:paragraph-rsid="006b6eec"/>
    </style:style>
    <style:style style:name="P16" style:family="paragraph" style:parent-style-name="Standard">
      <style:text-properties officeooo:paragraph-rsid="006b7dbe"/>
    </style:style>
    <style:style style:name="P17" style:family="paragraph" style:parent-style-name="Text_20_body">
      <style:paragraph-properties fo:text-align="center" style:justify-single-word="false"/>
      <style:text-properties style:font-name="Liberation Sans" officeooo:rsid="0014b7ae" officeooo:paragraph-rsid="0014b7ae"/>
    </style:style>
    <style:style style:name="P18" style:family="paragraph" style:parent-style-name="Heading_20_1">
      <style:text-properties officeooo:rsid="0002634c" officeooo:paragraph-rsid="000394a6"/>
    </style:style>
    <style:style style:name="P19" style:family="paragraph" style:parent-style-name="Heading_20_1">
      <style:text-properties officeooo:paragraph-rsid="000394a6"/>
    </style:style>
    <style:style style:name="P20" style:family="paragraph" style:parent-style-name="Heading_20_2">
      <style:text-properties officeooo:paragraph-rsid="000394a6"/>
    </style:style>
    <style:style style:name="P21" style:family="paragraph" style:parent-style-name="Standard" style:list-style-name="L1">
      <style:text-properties officeooo:paragraph-rsid="005abd6d"/>
    </style:style>
    <style:style style:name="P22" style:family="paragraph" style:parent-style-name="Standard" style:list-style-name="L1">
      <style:text-properties style:font-name="Liberation Sans" officeooo:rsid="005abd6d" officeooo:paragraph-rsid="005abd6d"/>
    </style:style>
    <style:style style:name="T1" style:family="text">
      <style:text-properties fo:color="#000000" fo:font-weight="normal" style:font-weight-asian="normal" style:font-weight-complex="normal"/>
    </style:style>
    <style:style style:name="T2" style:family="text">
      <style:text-properties fo:color="#000000" fo:font-weight="normal" officeooo:rsid="000a3cda"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officeooo:rsid="0001903a"/>
    </style:style>
    <style:style style:name="T6" style:family="text">
      <style:text-properties style:font-name="Liberation Sans"/>
    </style:style>
    <style:style style:name="T7" style:family="text">
      <style:text-properties style:font-name="Liberation Sans" fo:font-size="16.1000003814697pt" fo:font-weight="bold" officeooo:rsid="0002bc11" style:font-name-asian="Noto Sans CJK SC" style:font-size-asian="16.1000003814697pt" style:font-weight-asian="bold" style:font-name-complex="Droid Sans Devanagari" style:font-size-complex="16.1000003814697pt" style:font-weight-complex="bold"/>
    </style:style>
    <style:style style:name="T8" style:family="text">
      <style:text-properties style:font-name="Liberation Sans" fo:font-size="16.1000003814697pt" fo:font-weight="bold" officeooo:rsid="0000f29d" style:font-name-asian="Noto Sans CJK SC" style:font-size-asian="16.1000003814697pt" style:font-weight-asian="bold" style:font-name-complex="Droid Sans Devanagari" style:font-size-complex="16.1000003814697pt" style:font-weight-complex="bold"/>
    </style:style>
    <style:style style:name="T9" style:family="text">
      <style:text-properties style:font-name="Liberation Sans" officeooo:rsid="004e9c15"/>
    </style:style>
    <style:style style:name="T10" style:family="text">
      <style:text-properties style:font-name="Liberation Sans" fo:font-style="italic" officeooo:rsid="00587c6c" style:font-style-asian="italic" style:font-style-complex="italic"/>
    </style:style>
    <style:style style:name="T11" style:family="text">
      <style:text-properties style:font-name="Liberation Sans" fo:font-style="italic" officeooo:rsid="006b7dbe" style:font-style-asian="italic" style:font-style-complex="italic"/>
    </style:style>
    <style:style style:name="T12" style:family="text">
      <style:text-properties style:font-name="Liberation Sans" fo:font-style="normal" officeooo:rsid="0055b215" style:font-style-asian="normal" style:font-style-complex="normal"/>
    </style:style>
    <style:style style:name="T13" style:family="text">
      <style:text-properties style:font-name="Liberation Sans" fo:font-style="normal" officeooo:rsid="00587c6c" style:font-style-asian="normal" style:font-style-complex="normal"/>
    </style:style>
    <style:style style:name="T14" style:family="text">
      <style:text-properties style:font-name="Liberation Sans" fo:font-style="normal" officeooo:rsid="005c92b8" style:font-style-asian="normal" style:font-style-complex="normal"/>
    </style:style>
    <style:style style:name="T15" style:family="text">
      <style:text-properties style:font-name="Liberation Sans" fo:font-style="normal" officeooo:rsid="0069e70c" style:font-style-asian="normal" style:font-style-complex="normal"/>
    </style:style>
    <style:style style:name="T16" style:family="text">
      <style:text-properties style:font-name="Liberation Sans" fo:font-style="normal" officeooo:rsid="005abd6d" style:font-style-asian="normal" style:font-style-complex="normal"/>
    </style:style>
    <style:style style:name="T17" style:family="text">
      <style:text-properties style:font-name="Liberation Sans" fo:font-style="normal" officeooo:rsid="006b6eec" style:font-style-asian="normal" style:font-style-complex="normal"/>
    </style:style>
    <style:style style:name="T18" style:family="text">
      <style:text-properties style:font-name="Liberation Sans" fo:font-style="normal" officeooo:rsid="006b7dbe" style:font-style-asian="normal" style:font-style-complex="normal"/>
    </style:style>
    <style:style style:name="T19" style:family="text">
      <style:text-properties style:font-name="Liberation Sans" officeooo:rsid="005c92b8"/>
    </style:style>
    <style:style style:name="T20" style:family="text">
      <style:text-properties style:font-name="Liberation Sans" officeooo:rsid="005da347"/>
    </style:style>
    <style:style style:name="T21" style:family="text">
      <style:text-properties style:font-name="Liberation Sans" officeooo:rsid="005f0495"/>
    </style:style>
    <style:style style:name="T22" style:family="text">
      <style:text-properties style:font-name="Liberation Sans" officeooo:rsid="0060fcb4"/>
    </style:style>
    <style:style style:name="T23" style:family="text">
      <style:text-properties style:font-name="Liberation Sans" officeooo:rsid="00629b00"/>
    </style:style>
    <style:style style:name="T24" style:family="text">
      <style:text-properties style:font-name="Liberation Sans" officeooo:rsid="00649c33"/>
    </style:style>
    <style:style style:name="T25" style:family="text">
      <style:text-properties style:font-name="Liberation Sans" officeooo:rsid="005abd6d"/>
    </style:style>
    <style:style style:name="T26" style:family="text">
      <style:text-properties style:font-name="Liberation Sans" officeooo:rsid="0069d204"/>
    </style:style>
    <style:style style:name="T27" style:family="text">
      <style:text-properties style:font-name="Liberation Sans" officeooo:rsid="006b7dbe"/>
    </style:style>
    <style:style style:name="T28" style:family="text">
      <style:text-properties style:font-name="Liberation Sans" officeooo:rsid="006c7fe4"/>
    </style:style>
    <style:style style:name="T29" style:family="text">
      <style:text-properties style:font-name="Liberation Sans" officeooo:rsid="00707f69"/>
    </style:style>
    <style:style style:name="T30" style:family="text">
      <style:text-properties officeooo:rsid="0002634c"/>
    </style:style>
    <style:style style:name="T31" style:family="text">
      <style:text-properties officeooo:rsid="0002bc11"/>
    </style:style>
    <style:style style:name="T32" style:family="text">
      <style:text-properties officeooo:rsid="000394a6"/>
    </style:style>
    <style:style style:name="T33" style:family="text">
      <style:text-properties officeooo:rsid="0014b7ae"/>
    </style:style>
    <style:style style:name="T34" style:family="text">
      <style:text-properties officeooo:rsid="000c1acd"/>
    </style:style>
    <style:style style:name="T35" style:family="text">
      <style:text-properties fo:font-style="italic" style:font-style-asian="italic" style:font-style-complex="italic"/>
    </style:style>
    <style:style style:name="T36" style:family="text">
      <style:text-properties officeooo:rsid="000a2c6e"/>
    </style:style>
    <style:style style:name="T37" style:family="text">
      <style:text-properties officeooo:rsid="000b327a"/>
    </style:style>
    <style:style style:name="T38" style:family="text">
      <style:text-properties style:text-underline-style="none" officeooo:rsid="000c1acd"/>
    </style:style>
    <style:style style:name="T39" style:family="text">
      <style:text-properties style:text-underline-style="solid" style:text-underline-width="auto" style:text-underline-color="font-color" officeooo:rsid="000c1acd"/>
    </style:style>
    <style:style style:name="T40" style:family="text">
      <style:text-properties officeooo:rsid="004c14ae"/>
    </style:style>
    <style:style style:name="T41" style:family="text">
      <style:text-properties style:font-name="Noto Serif"/>
    </style:style>
    <style:style style:name="T42" style:family="text">
      <style:text-properties style:font-name="Liberation Sans1"/>
    </style:style>
    <style:style style:name="T4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eel 1: Introductie</text:h>
      <text:h text:style-name="P20" text:outline-level="2">Stap 1: <text:span text:style-name="T5">Teaser</text:span></text:h>
      <text:p text:style-name="P2">Inleiding<text:span text:style-name="T40">.</text:span></text:p>
      <text:p text:style-name="P2"/>
      <text:p text:style-name="Standard"><text:span text:style-name="T6">Korte rondleiding door PyPi</text:span><text:span text:style-name="T27"> snoepwinkel, d</text:span><text:span text:style-name="T28">e “</text:span><text:span text:style-name="T27">cheese-shop”.</text:span></text:p>
      <text:p text:style-name="P12">Performance en gebruik van C++ modules.</text:p>
      <text:h text:style-name="P20" text:outline-level="2">Stap 2: <text:span text:style-name="T31">Wat kun je na deze les</text:span></text:h>
      <text:p text:style-name="P7">Een module-hi<text:span text:style-name="T41">ë</text:span>rarchie ontwerpen, met gebruikmaking van abstractie-lagen.</text:p>
      <text:p text:style-name="P7">Mutual dependence voork<text:span text:style-name="T42">ó</text:span>men door gebruik van een <text:span text:style-name="T35">base</text:span><text:span text:style-name="T43">, </text:span><text:span text:style-name="T35">utils </text:span><text:span text:style-name="T43">en/of</text:span><text:span text:style-name="T35"> constants module.</text:span></text:p>
      <text:p text:style-name="P8">Het module-zoekpad programmatisch aanpassen.</text:p>
      <text:p text:style-name="P13"><text:span text:style-name="T13">Een package samenstellen met gebruikmaking van </text:span><text:span text:style-name="T10">__init__.py</text:span><text:span text:style-name="T13"> files.</text:span></text:p>
      <text:h text:style-name="P20" text:outline-level="2">Stap 3: <text:span text:style-name="T7">Ophalen benodigde voorkennis</text:span></text:h>
      <text:p text:style-name="P10">Gezond verstand als bron van voorkennis:</text:p>
      <text:list xml:id="list878172863" text:style-name="L1">
        <text:list-item>
          <text:p text:style-name="P22">Van exponenti<text:span text:style-name="T41">ë</text:span>le naar lineaire ontwerp-complexiteit (NIET runtime-complexiteit).</text:p>
        </text:list-item>
        <text:list-item>
          <text:p text:style-name="P21"><text:span text:style-name="T25">Hoe vermijd </text:span><text:span text:style-name="T19">ik</text:span><text:span text:style-name="T25"> een spaghetti-ontwerp (N</text:span><text:span text:style-name="T26">IET</text:span><text:span text:style-name="T25">spaghetti executie).</text:span></text:p>
        </text:list-item>
        <text:list-item>
          <text:p text:style-name="P22">Wenselijkheid relatieve paden bij copy-installation.</text:p>
        </text:list-item>
        <text:list-item>
          <text:p text:style-name="P22">Distributie van een groep samenhangende modules.</text:p>
        </text:list-item>
      </text:list>
      <text:h text:style-name="P19" text:outline-level="1"><text:span text:style-name="T30">Deel 2: </text:span>Kern</text:h>
      <text:h text:style-name="P20" text:outline-level="2">Stap 4: <text:span text:style-name="T8">U</text:span><text:span text:style-name="T7">itleg van de nieuwe lesstof</text:span></text:h>
      <text:p text:style-name="P6">Korte samenvatting van de bijbehorende videoles, gelegenheid tot vragen<text:span text:style-name="T33">.</text:span></text:p>
      <text:p text:style-name="P16"><text:span text:style-name="T16">Hoe </text:span><text:span text:style-name="T17">d</text:span><text:span text:style-name="T16">ownload </text:span><text:span text:style-name="T14">ik</text:span><text:span text:style-name="T16"> </text:span><text:span text:style-name="T18">met de </text:span><text:span text:style-name="T11">-m</text:span><text:span text:style-name="T18"> switch </text:span><text:span text:style-name="T16">PyPi packages</text:span><text:span text:style-name="T18"> in de juiste Python versie.</text:span></text:p>
      <text:p text:style-name="P15"><text:span text:style-name="T12">H</text:span><text:span text:style-name="T16">oe </text:span><text:span text:style-name="T17">maak ik een package.</text:span></text:p>
      <text:p text:style-name="P15"><text:span text:style-name="T17">Hoe </text:span><text:span text:style-name="T16">k</text:span><text:span text:style-name="T14">an ik</text:span><text:span text:style-name="T16"> h</text:span><text:span text:style-name="T15">et </text:span><text:span text:style-name="T17">package</text:span><text:span text:style-name="T15"> zoekpad vanuit code beinvloeden</text:span><text:span text:style-name="T16">.</text:span></text:p>
      <text:h text:style-name="P20" text:outline-level="2">Stap 5: <text:span text:style-name="T5">Voorbeelden en vragen door docent</text:span></text:h>
      <text:p text:style-name="P14"><text:span text:style-name="T19">S</text:span><text:span text:style-name="T29">tructuur van </text:span><text:span text:style-name="T19">SimPyLC</text:span><text:span text:style-name="T24"> m</text:span><text:span text:style-name="T29">et een facade module en relatieve paden</text:span><text:span text:style-name="T24">.</text:span></text:p>
      <text:p text:style-name="P11">Faciliteiten in Transcrypt voor uploaden van Transcrypt naar PyPi en voor installatie.</text:p>
      <text:p text:style-name="P11">Structuur van een mix tussen Python en C++ modules bij een medical imaging applicatie.</text:p>
      <text:p text:style-name="P9">Waarom zou ik Python en C++ wel of niet integreren via bijvoorbeeld Swig?</text:p>
      <text:h text:style-name="P20" text:outline-level="2">Stap 6: <text:span text:style-name="T32">Oefenen met de nieuwe lesstof</text:span></text:h>
      <text:p text:style-name="P14"><text:span text:style-name="T9">T</text:span><text:span text:style-name="T19">eken (informeel) een package diagram van een jukebox programma met een main package dat gebruik maakt van een SQL database package voor metadata en .mp4 <text:s/>package voor audio, beiden met gebaseerd op hetzelfde onderliggende stream </text:span><text:span text:style-name="T20">abstraction </text:span><text:span text:style-name="T19">package</text:span><text:span text:style-name="T20"> dat zowel met local files als met c</text:span><text:span text:style-name="T21">loud </text:span><text:span text:style-name="T23">storage</text:span><text:span text:style-name="T20"> kan werken.</text:span><text:span text:style-name="T19"> Elk package is een blokje en de pijlen ertussen betekenen “gebruikt” (in tegenstelling tot “wordt gebruikt door”. Waarom is het wel of </text:span><text:soft-page-break/><text:span text:style-name="T19">niet handig om de namen van de streams in de SQL database op te slaan. </text:span><text:span text:style-name="T22"><text:s/>Waar in dit ontwerp is sprake van abstractie.</text:span></text:p>
      <text:h text:style-name="P20" text:outline-level="2">Stap 7: Feedback <text:span text:style-name="T5">op gemaakte oefening</text:span></text:h>
      <text:p text:style-name="P2">Een of meerdere leden van elke groep delen hun programma, docent en medestudenten geven feedback, evt. na vragen om nadere uitleg.</text:p>
      <text:p text:style-name="P5">Vraag: Waarom is het vaak (maar niet altijd) verstandig het gebruik van niet-lokale variabelen te vermijden?</text:p>
      <text:h text:style-name="P19" text:outline-level="1"><text:span text:style-name="T30">Deel 3: </text:span>Af<text:span text:style-name="T30">ronding</text:span></text:h>
      <text:h text:style-name="P20" text:outline-level="2">Stap 8: Evalu<text:span text:style-name="T32">eren of deze les goed “geland” is</text:span></text:h>
      <text:p text:style-name="P3">E<text:span text:style-name="T34">é</text:span>n of meer leden van elke groep stellen vragen en/of geven tips en/of tops.</text:p>
      <text:h text:style-name="P20" text:outline-level="2">Stap 9: <text:span text:style-name="T5">Huiswerk om je de lesstof verder eigen te maken</text:span></text:h>
      <text:p text:style-name="P3"><text:span text:style-name="T36">Zie opdrachten-tab in MS-Teams.<text:line-break/><text:line-break/></text:span><text:span text:style-name="T38">Inleveren van de uitgewerkte opdrachten die bij een les horen is, samen met een positief verlopen eind-assessment, een noodzakelijke voorwaarde voor een voldoende en dient uiterlijk 2 volle dagen voor de volgende les plaats te vinden, uitsluitend op de geëigende wijze in MS-Teams.</text:span><text:span text:style-name="T39"><text:line-break/><text:line-break/></text:span><text:span text:style-name="T37">De resultaten worden deels in de volgende les, deels individueel besproken. Maak de opdrachten op het door jou gekozen niveau zo goed mogelijk, maar wees ook niet bang om fouten te maken. Het gaat erom dat je een serieuze poging waagt en de docenten je indien nodig kunnen helpen om verder te komen.</text:span></text:p>
      <text:p text:style-name="P4"/>
      <text:p text:style-name="P1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erif" svg:font-family="'Noto Serif'" style:font-family-generic="roman"/>
    <style:font-face style:name="Droid Sans Devanagari1" svg:font-family="'Droid Sans Devanagari'" style:font-family-generic="swiss"/>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b6e9"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a3cda"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6-10T20:25:09.084510751</dc:date>
    <meta:editing-duration>PT12H3M42S</meta:editing-duration>
    <meta:editing-cycles>71</meta:editing-cycles>
    <meta:generator>LibreOffice/6.3.5.2$Linux_X86_64 LibreOffice_project/30$Build-2</meta:generator>
    <meta:document-statistic meta:table-count="0" meta:image-count="0" meta:object-count="0" meta:page-count="2" meta:paragraph-count="39" meta:word-count="490" meta:character-count="3117" meta:non-whitespace-character-count="2667"/>
  </office:meta>
</office:document-meta>
</file>